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ckJsIntegrationTests.receiveOneMessageXhr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echoX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ockJsIntegrationTests.receiveOneMessageX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choHandler.handleTextMessage( WebSocketSession 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echoWeb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receiveOneMessageWeb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ilter.doFilter( ServletRequest request , ServletResponse response , FilterChain ch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SockJsIntegrationTests.fallbackAfterConnec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ockJsIntegration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fig.registerWebSocketHandlers( WebSocket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fig.testServ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Handler.awaitMessage( TextMessage expected , long timeToWa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lien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ockJsIntegrationTests.infoReques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Server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verHandler.awaitSession( long timeTo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lientHandler.handleTextMessage( WebSocketSession 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testReceiveOneMessage( Transport transport , WebSocket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ockJsIntegrationTests.echoXhr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fallbackAfterTranspor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ockJsIntegrationTests.onSuccess( WebSocketSession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ockJsIntegrationTests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IntegrationTests.initSockJsClient( Transport ... trans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ockJsIntegrationTests.awaitEvent( BooleanSupplier condition , long timeToWait , String descri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lientHandler.awaitMessageCount( final int count , long timeTo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ockJsIntegrationTests.echoXhrWit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ockJsIntegrationTests.testEcho( int messageCount , Transport transport , WebSocketHttpHeaders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SockJsIntegrationTests.tear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Client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